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fo:min-height="1.699cm" fo:min-width="3.354cm"/>
    </style:style>
    <style:style style:name="gr2" style:family="graphic" style:parent-style-name="standard">
      <style:graphic-properties draw:fill="gradient" draw:fill-gradient-name="Gradient_20_6" draw:textarea-horizontal-align="justify" draw:textarea-vertical-align="middle" draw:auto-grow-height="false" fo:min-height="1.846cm" fo:min-width="3.247cm"/>
    </style:style>
    <style:style style:name="gr3" style:family="graphic" style:parent-style-name="objectwithoutfill">
      <style:graphic-properties svg:stroke-width="0.053cm" svg:stroke-color="#ff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cc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  <style:text-properties style:font-name="Cabin" fo:font-size="20pt" style:font-size-asian="20pt" style:font-size-complex="20pt"/>
    </style:style>
    <style:style style:name="P2" style:family="paragraph">
      <loext:graphic-properties draw:fill="gradient" draw:fill-gradient-name="Gradient_20_7"/>
      <style:paragraph-properties fo:text-align="center"/>
      <style:text-properties style:font-name="Cabin" fo:font-size="20pt" style:font-size-asian="20pt" style:font-size-complex="20pt"/>
    </style:style>
    <style:style style:name="P3" style:family="paragraph">
      <loext:graphic-properties draw:fill="gradient" draw:fill-gradient-name="Gradient_20_6"/>
      <style:paragraph-properties fo:text-align="center"/>
      <style:text-properties style:font-name="Cabin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Cabin"/>
    </style:style>
    <style:style style:name="P6" style:family="paragraph">
      <style:text-properties style:font-name="Cabin"/>
    </style:style>
    <style:style style:name="P7" style:family="paragraph">
      <loext:graphic-properties draw:fill="none" draw:fill-color="#ffffff"/>
      <style:text-properties style:font-name="Cabin"/>
    </style:style>
    <style:style style:name="T1" style:family="text">
      <style:text-properties style:font-name="Cabin" fo:font-size="20pt" style:font-size-asian="20pt" style:font-size-complex="20pt"/>
    </style:style>
    <style:style style:name="T2" style:family="text">
      <style:text-properties style:font-name="Ca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4.064cm" svg:height="2.159cm" svg:x="2.905cm" svg:y="4.556cm">
            <text:p text:style-name="P1"><text:span text:style-name="T1">Experi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2" draw:id="id2" draw:layer="layout" svg:width="4.064cm" svg:height="2.159cm" svg:x="11.922cm" svg:y="4.556cm">
            <text:p text:style-name="P1"><text:span text:style-name="T1">Knowled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xml:id="id3" draw:id="id3" draw:layer="layout" svg:width="4.445cm" svg:height="2.794cm" svg:x="6.969cm" svg:y="7.985cm">
            <text:p text:style-name="P1"><text:span text:style-name="T1">Article</text:span></text:p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connector draw:style-name="gr3" draw:text-style-name="P4" draw:layer="layout" draw:type="curve" draw:line-skew="-0.644cm" svg:x1="4.937cm" svg:y1="4.556cm" svg:x2="13.954cm" svg:y2="4.556cm" draw:start-shape="id1" draw:start-glue-point="0" draw:end-shape="id2" draw:end-glue-point="0" svg:d="M4937 4556c0-1719 9017-1719 9017 0" svg:viewBox="0 0 9018 1290">
            <text:p/>
          </draw:connector>
          <draw:g>
            <draw:connector draw:style-name="gr4" draw:text-style-name="P5" draw:layer="layout" draw:type="line" svg:x1="4.937cm" svg:y1="6.715cm" svg:x2="6.969cm" svg:y2="9.382cm" draw:start-shape="id1" draw:start-glue-point="2" draw:end-shape="id3" svg:d="M4937 6715l2032 2667" svg:viewBox="0 0 2033 2668">
              <text:p><text:span text:style-name="T2"/></text:p>
            </draw:connector>
            <draw:frame draw:style-name="gr5" draw:text-style-name="P7" draw:layer="layout" svg:width="3.556cm" svg:height="1.143cm" svg:x="2.651cm" svg:y="7.577cm">
              <draw:text-box>
                <text:p text:style-name="P6"><text:span text:style-name="T2">publication</text:span></text:p>
              </draw:text-box>
            </draw:frame>
          </draw:g>
          <draw:g>
            <draw:connector draw:style-name="gr4" draw:text-style-name="P5" draw:layer="layout" draw:type="line" svg:x1="11.414cm" svg:y1="9.382cm" svg:x2="13.954cm" svg:y2="6.715cm" draw:start-shape="id3" draw:start-glue-point="1" draw:end-shape="id2" draw:end-glue-point="2" svg:d="M11414 9382l2540-2667" svg:viewBox="0 0 2541 2668">
              <text:p><text:span text:style-name="T2"/></text:p>
            </draw:connector>
            <draw:frame draw:style-name="gr5" draw:text-style-name="P7" draw:layer="layout" svg:width="3.556cm" svg:height="1.143cm" svg:x="12.537cm" svg:y="7.631cm">
              <draw:text-box>
                <text:p text:style-name="P6"><text:span text:style-name="T2">text mining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66ccff" draw:end-color="#3333ff" draw:start-intensity="100%" draw:end-intensity="100%" draw:angle="300" draw:border="0%"/>
    <draw:gradient draw:name="Gradient_20_3" draw:display-name="Gradient 3" draw:style="linear" draw:start-color="#66ccff" draw:end-color="#336699" draw:start-intensity="100%" draw:end-intensity="100%" draw:angle="300" draw:border="0%"/>
    <draw:gradient draw:name="Gradient_20_4" draw:display-name="Gradient 4" draw:style="linear" draw:start-color="#66ccff" draw:end-color="#ccffff" draw:start-intensity="100%" draw:end-intensity="100%" draw:angle="300" draw:border="0%"/>
    <draw:gradient draw:name="Gradient_20_5" draw:display-name="Gradient 5" draw:style="linear" draw:start-color="#ccffcc" draw:end-color="#4e9a06" draw:start-intensity="100%" draw:end-intensity="100%" draw:angle="300" draw:border="0%"/>
    <draw:gradient draw:name="Gradient_20_6" draw:display-name="Gradient 6" draw:style="linear" draw:start-color="#ccffcc" draw:end-color="#99ff66" draw:start-intensity="100%" draw:end-intensity="100%" draw:angle="300" draw:border="0%"/>
    <draw:gradient draw:name="Gradient_20_7" draw:display-name="Gradient 7" draw:style="linear" draw:start-color="#cfe7f5" draw:end-color="#ccffff" draw:start-intensity="100%" draw:end-intensity="100%" draw:angle="300" draw:border="0%"/>
    <draw:gradient draw:name="Gradient_20_8" draw:display-name="Gradient 8" draw:style="linear" draw:start-color="#9999ff" draw:end-color="#ccffff" draw:start-intensity="100%" draw:end-intensity="100%" draw:angle="300" draw:border="0%"/>
    <draw:gradient draw:name="Tango_20_Green" draw:display-name="Tango Green" draw:style="linear" draw:start-color="#66ccff" draw:end-color="#4e9a06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0:41:03.602982829</meta:creation-date>
    <dc:date>2018-05-25T11:16:00.348395930</dc:date>
    <meta:editing-duration>PT13M46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